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7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4" style:family="paragraph" style:parent-style-name="Standard">
      <style:text-properties officeooo:paragraph-rsid="0073ab57"/>
    </style:style>
    <style:style style:name="P45" style:family="paragraph" style:parent-style-name="Standard">
      <style:paragraph-properties fo:break-before="page"/>
      <style:text-properties officeooo:paragraph-rsid="0073ab57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7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9f8efb" style:font-size-asian="8pt" style:font-size-complex="8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officeooo:rsid="00781ec0"/>
    </style:style>
    <style:style style:name="T14" style:family="text">
      <style:text-properties officeooo:rsid="007f5bcd"/>
    </style:style>
    <style:style style:name="T15" style:family="text">
      <style:text-properties officeooo:rsid="00848d57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officeooo:rsid="005e8e4f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8">{mycompany_name}</text:p>
          </table:table-cell>
          <table:table-cell table:style-name="Tableau2.C1" table:number-rows-spanned="13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7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8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4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6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2">Utilisateur</text:p>
          </table:table-cell>
          <table:table-cell table:style-name="Tableau2.A2" office:value-type="string">
            <text:p text:style-name="P25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5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1">Contact/<text:span text:style-name="T14">Adresse</text:span></text:p>
          </table:table-cell>
          <table:table-cell table:style-name="Tableau2.A2" office:value-type="string">
            <text:p text:style-name="P25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8">Projet</text:p>
          </table:table-cell>
          <table:table-cell table:style-name="Tableau2.A2" office:value-type="string">
            <text:p text:style-name="P26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3">Tâche</text:p>
          </table:table-cell>
          <table:table-cell table:style-name="Tableau2.A2" office:value-type="string">
            <text:p text:style-name="P26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9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2">Verdict</text:p>
          </table:table-cell>
          <table:table-cell table:style-name="Tableau2.A2" office:value-type="string">
            <text:p text:style-name="P31">{verdict}</text:p>
          </table:table-cell>
          <table:covered-table-cell table:style-name="Tableau2.C1"/>
        </table:table-row>
      </table:table>
      <text:p text:style-name="P44"/>
      <text:p text:style-name="P7"/>
      <text:p text:style-name="P30">Note publique : <text:span text:style-name="T6">{public_note}</text:span></text:p>
      <text:p text:style-name="P45"><text:span text:style-name="T9">Liste des </text:span><text:span text:style-name="T10">points contr</text:span><text:span text:style-name="T12">ô</text:span><text:span text:style-name="T10">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3">Réf</text:p>
            <text:p text:style-name="P39">Question</text:p>
          </table:table-cell>
          <table:table-cell table:style-name="Tableau4.A1" office:value-type="string">
            <text:p text:style-name="P34">Titre - Description</text:p>
            <text:p text:style-name="P39">Question</text:p>
          </table:table-cell>
          <table:table-cell table:style-name="Tableau4.A1" office:value-type="string">
            <text:p text:style-name="P34">Réf</text:p>
            <text:p text:style-name="P39">Réponse</text:p>
          </table:table-cell>
          <table:table-cell table:style-name="Tableau4.A1" office:value-type="string">
            <text:p text:style-name="P35">Commentaire</text:p>
            <text:p text:style-name="P40"><text:span text:style-name="T15">R</text:span>éponse</text:p>
          </table:table-cell>
          <table:table-cell table:style-name="Tableau4.E1" office:value-type="string">
            <text:p text:style-name="P36">Statut</text:p>
            <text:p text:style-name="P40"><text:span text:style-name="T15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6">{ref}</text:span></text:p>
          </table:table-cell>
          <table:table-cell table:style-name="Tableau4.B2" office:value-type="string">
            <text:p text:style-name="P38"><text:span text:style-name="T13">Titre</text:span> : {label}</text:p>
            <text:p text:style-name="P38">Description : {description}</text:p>
          </table:table-cell>
          <table:table-cell table:style-name="Tableau4.C2" office:value-type="string">
            <text:p text:style-name="P43">{ref_answer}</text:p>
          </table:table-cell>
          <table:table-cell table:style-name="Tableau4.D2" office:value-type="string">
            <text:p text:style-name="P37">Commentaire : {comment}</text:p>
          </table:table-cell>
          <table:table-cell table:style-name="Tableau4.E2" office:value-type="string">
            <text:p text:style-name="P42">{answer}</text:p>
            <text:p text:style-name="P41">[!-- END row.questions --]</text:p>
          </table:table-cell>
        </table:table-row>
      </table:table>
      <text:p text:style-name="P11"/>
      <text:p text:style-name="P3">[!-- BEGIN photos --]</text:p>
      <text:p text:style-name="P3"/>
      <text:p text:style-name="P47"/>
      <text:p text:style-name="P5">{answer_ref}</text:p>
      <text:p text:style-name="P5">{photo_name}</text:p>
      <text:p text:style-name="P10"><text:span text:style-name="T17"><text:s/>{photo}</text:span> </text:p>
      <text:p text:style-name="P3">[!-- END photos --]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29M33S</meta:editing-duration>
    <meta:editing-cycles>205</meta:editing-cycles>
    <meta:generator>LibreOffice/7.4.1.2$Windows_X86_64 LibreOffice_project/3c58a8f3a960df8bc8fd77b461821e42c061c5f0</meta:generator>
    <dc:date>2023-02-17T16:19:27.691000000</dc:date>
    <meta:document-statistic meta:table-count="2" meta:image-count="1" meta:object-count="0" meta:page-count="3" meta:paragraph-count="53" meta:word-count="110" meta:character-count="857" meta:non-whitespace-character-count="791"/>
    <meta:user-defined meta:name="Info 1"/>
    <meta:user-defined meta:name="Info 2"/>
    <meta:user-defined meta:name="Info 3"/>
    <meta:user-defined meta:name="Info 4"/>
  </office:meta>
</office:document-meta>
</file>